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his Widget displays a bitmap.</text:p>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text:p>,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EEZ-GUI)15" text:continue-numbering="true" text:continue-list="list_Bitmap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8" text:continue-numbering="true" text:continue-list="list_Bitmap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20" text:continue-numbering="true" text:continue-list="list_Bitmap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EEZ-GUI)21" text:continue-numbering="true" text:continue-list="list_Bitmap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EEZ-GUI)22" text:continue-numbering="true" text:continue-list="list_Bitmap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